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485" officeooo:paragraph-rsid="001994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to je příklad zdrojového souboru pro překla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lbert Radvan</meta:initial-creator>
    <meta:creation-date>2020-07-14T19:08:42.228878780</meta:creation-date>
    <dc:date>2020-07-14T19:09:12.106784157</dc:date>
    <dc:creator>Albert Radvan</dc:creator>
    <meta:editing-duration>PT30S</meta:editing-duration>
    <meta:editing-cycles>1</meta:editing-cycles>
    <meta:document-statistic meta:table-count="0" meta:image-count="0" meta:object-count="0" meta:page-count="1" meta:paragraph-count="1" meta:word-count="8" meta:character-count="47" meta:non-whitespace-character-count="40"/>
    <meta:generator>LibreOffice/6.4.5.2$Linux_X86_64 LibreOffice_project/40$Build-2</meta:generator>
  </office:meta>
</office:document-meta>
</file>